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language="hr" fo:country="HR" officeooo:rsid="0001fa41" officeooo:paragraph-rsid="0003669f"/>
    </style:style>
    <style:style style:name="T1" style:family="text">
      <style:text-properties officeooo:rsid="0002573e"/>
    </style:style>
    <style:style style:name="T2" style:family="text">
      <style:text-properties officeooo:rsid="0003669f"/>
    </style:style>
    <style:style style:name="T3" style:family="text">
      <style:text-properties officeooo:rsid="0004f4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ovem se Olek i ja sam posdiplomac. Učim postati <text:span text:style-name="T1">nuklearog </text:span>in<text:span text:style-name="T1">ženera. Tako</text:span><text:span text:style-name="T2">đer u</text:span><text:span text:style-name="T1">čim </text:span><text:span text:style-name="T2">hrvatski jezik. </text:span><text:span text:style-name="T1">Volim trčati kroz parkove grada i uz rijeke. </text:span><text:span text:style-name="T2">Kod kuče ima moga brata, moje sestre, i mojih roditelja. Ja imam mnogo kose ali moj brat ima malo kos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2:49:32.642474767</meta:creation-date>
    <dc:date>2022-12-03T13:30:14.089368720</dc:date>
    <meta:editing-duration>PT17M30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1" meta:word-count="43" meta:character-count="246" meta:non-whitespace-character-count="204"/>
  </office:meta>
</office:document-meta>
</file>